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6.048cm"/>
    </style:style>
    <style:style style:name="co8" style:family="table-column">
      <style:table-column-properties fo:break-before="auto" style:column-width="8.823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14.095cm"/>
    </style:style>
    <style:style style:name="co11" style:family="table-column">
      <style:table-column-properties fo:break-before="auto" style:column-width="5.244cm"/>
    </style:style>
    <style:style style:name="co25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4.856cm"/>
    </style:style>
    <style:style style:name="co14" style:family="table-column">
      <style:table-column-properties fo:break-before="auto" style:column-width="8.075cm"/>
    </style:style>
    <style:style style:name="co21" style:family="table-column">
      <style:table-column-properties fo:break-before="auto" style:column-width="4.606cm"/>
    </style:style>
    <style:style style:name="co22" style:family="table-column">
      <style:table-column-properties fo:break-before="auto" style:column-width="4.272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2.496cm"/>
    </style:style>
    <style:style style:name="co23" style:family="table-column">
      <style:table-column-properties fo:break-before="auto" style:column-width="7.186cm"/>
    </style:style>
    <style:style style:name="co24" style:family="table-column">
      <style:table-column-properties fo:break-before="auto" style:column-width="2.912cm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57cm" fo:break-before="auto" style:use-optimal-row-height="false"/>
    </style:style>
    <style:style style:name="ro10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Courier New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28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5" style:family="table-cell" style:parent-style-name="Default">
      <style:table-cell-properties fo:background-color="#ccff00"/>
      <style:text-properties style:font-name="Courier New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color="#000000" style:font-name="Courier New" fo:font-size="10pt" style:font-size-asian="10pt" style:font-size-complex="10pt"/>
    </style:style>
    <style:style style:name="ce22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23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24" style:family="table-cell" style:parent-style-name="Default" style:data-style-name="N60">
      <style:text-properties fo:color="#000000" style:font-name="Courier New" fo:font-size="10pt" style:font-size-asian="10pt" style:font-size-complex="10pt"/>
    </style:style>
    <style:style style:name="ce25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00"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7" table:default-cell-style-name="ce12"/>
        <table:table-column table:style-name="co18" table:default-cell-style-name="ce14"/>
        <table:table-column table:style-name="co23" table:default-cell-style-name="ce14"/>
        <table:table-column table:style-name="co24" table:default-cell-style-name="ce14"/>
        <table:table-column table:style-name="co5" table:number-columns-repeated="1020" table:default-cell-style-name="ce14"/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9">
          <table:table-cell table:style-name="ce7" office:value-type="string">
            <text:p>Release:</text:p>
          </table:table-cell>
          <table:table-cell table:style-name="ce7" office:value-type="string">
            <text:p>0x12DF020</text:p>
          </table:table-cell>
          <table:table-cell table:style-name="ce27" office:value-type="string">
            <text:p>DARKSOULS.exe+EDF020 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000</text:p>
          </table:table-cell>
          <table:table-cell table:style-name="ce7" office:value-type="string">
            <text:p>long</text:p>
          </table:table-cell>
          <table:table-cell office:value-type="string">
            <text:p>Resist regen rate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 table:number-rows-repeated="2">
          <table:table-cell table:style-name="ce9" table:number-columns-repeated="2"/>
          <table:table-cell table:style-name="ce29"/>
          <table:table-cell table:style-name="ce9"/>
          <table:table-cell table:style-name="ce22"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Release:</text:p>
          </table:table-cell>
          <table:table-cell table:style-name="ce7" office:value-type="string">
            <text:p>0x12E33E0</text:p>
          </table:table-cell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+0x0000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Text ID of current prompt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+0x0004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Text ID of first prompt option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+0x0008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Text ID of second prompt option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14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 Quick Item font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28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 title menu font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1" office:value-type="string">
            <text:p>0x12E3C3C</text:p>
          </table:table-cell>
          <table:table-cell table:style-name="ce1" office:value-type="string">
            <text:p>float</text:p>
          </table:table-cell>
          <table:table-cell table:style-name="ce27" office:value-type="string">
            <text:p>Font Size controls: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1" table:number-columns-repeated="2"/>
          <table:table-cell table:style-name="ce27" office:value-type="string">
            <text:p>“Press Start Button” at title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1" table:number-columns-repeated="2"/>
          <table:table-cell table:style-name="ce27" office:value-type="string">
            <text:p>Souls display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50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 prompt font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64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: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 office:value-type="string">
            <text:p>“Rest at Bonfire”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 table:number-rows-repeated="2">
          <table:table-cell table:style-name="ce9" table:number-columns-repeated="2"/>
          <table:table-cell table:style-name="ce29"/>
          <table:table-cell table:style-name="ce9"/>
          <table:table-cell table:style-name="ce22"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Release:</text:p>
          </table:table-cell>
          <table:table-cell table:style-name="ce7" office:value-type="string">
            <text:p>0x1362DD0</text:p>
          </table:table-cell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8" office:value-type="string">
            <text:p>+0x0000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Number of connected MP Node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8"/>
          <table:table-cell table:style-name="ce7"/>
          <table:table-cell table:style-name="ce27"/>
          <table:table-cell table:style-name="ce7"/>
          <table:table-cell table:number-columns-repeated="1020"/>
        </table:table-row>
        <table:table-row table:style-name="ro6" table:number-rows-repeated="2">
          <table:table-cell table:style-name="ce10"/>
          <table:table-cell table:style-name="ce9"/>
          <table:table-cell table:style-name="ce29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Release: </text:p>
          </table:table-cell>
          <table:table-cell table:style-name="ce11" office:value-type="string">
            <text:p>0x13784A0</text:p>
          </table:table-cell>
          <table:table-cell table:style-name="ce23" office:value-type="string">
            <text:p>Darksouls.exe+F784A0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Debug: </text:p>
          </table:table-cell>
          <table:table-cell table:style-name="ce11" office:value-type="string">
            <text:p>0x137C660</text:p>
          </table:table-cell>
          <table:table-cell table:style-name="ce23" office:value-type="string">
            <text:p>Darksouls.exe+F7C660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string">
            <text:p>[ptr]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Misc Data</text:p>
          </table:table-cell>
          <table:table-cell table:style-name="ce11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80</text:p>
          </table:table-cell>
          <table:table-cell table:style-name="ce11" office:value-type="string">
            <text:p>float</text:p>
          </table:table-cell>
          <table:table-cell table:style-name="ce23" office:value-type="string">
            <text:p>SOS Sign x pos (not visible sign)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84</text:p>
          </table:table-cell>
          <table:table-cell table:style-name="ce11" office:value-type="string">
            <text:p>float</text:p>
          </table:table-cell>
          <table:table-cell table:style-name="ce23" office:value-type="string">
            <text:p>SOS sign y pos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88</text:p>
          </table:table-cell>
          <table:table-cell table:style-name="ce11" office:value-type="string">
            <text:p>float</text:p>
          </table:table-cell>
          <table:table-cell table:style-name="ce23" office:value-type="string">
            <text:p>SOS sign z pos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92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SOS sign Area Number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93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SOS sign World Number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04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Bonfire ID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18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bRequestToEnding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4C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FpsDisconnection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4D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OnlineMod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4E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TitleStar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C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DisableAllAreaEn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D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Even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E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Map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F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Obj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0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nableAllAreaObj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1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nableAllAreaObjBreak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2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HiHi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3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nableAllAreaLoHi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4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SFX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5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Sound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6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ObjBreakRecordMod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7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AutoMapWarpMod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8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ChrNpcWanderTes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9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bgChrAllDead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7" office:value-type="string">
            <text:p>Release:</text:p>
          </table:table-cell>
          <table:table-cell table:style-name="ce7" office:value-type="string">
            <text:p>0x1378520</text:p>
          </table:table-cell>
          <table:table-cell office:value-type="string">
            <text:p>Darksouls.exe+9E862A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 office:value-type="string">
            <text:p>Debug: </text:p>
          </table:table-cell>
          <table:table-cell table:style-name="ce7" office:value-type="string">
            <text:p>0x137C6E0</text:p>
          </table:table-cell>
          <table:table-cell office:value-type="string">
            <text:p>Darksouls.exe+F7C6E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/>
          <table:table-cell table:style-name="ce7" office:value-type="string">
            <text:p>[[ptr]+10]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table:style-name="ce7" office:value-type="string">
            <text:p>Debug values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3C</text:p>
          </table:table-cell>
          <table:table-cell table:style-name="ce7" office:value-type="string">
            <text:p>byte</text:p>
          </table:table-cell>
          <table:table-cell office:value-type="string">
            <text:p>0 = Blurry Screen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3E</text:p>
          </table:table-cell>
          <table:table-cell table:style-name="ce7" office:value-type="string">
            <text:p>byte</text:p>
          </table:table-cell>
          <table:table-cell office:value-type="string">
            <text:p>0 = Blurry Screen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3F</text:p>
          </table:table-cell>
          <table:table-cell table:style-name="ce7" office:value-type="string">
            <text:p>byte</text:p>
          </table:table-cell>
          <table:table-cell office:value-type="string">
            <text:p>1 = Draw Tre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0</text:p>
          </table:table-cell>
          <table:table-cell table:style-name="ce7" office:value-type="string">
            <text:p>byte</text:p>
          </table:table-cell>
          <table:table-cell office:value-type="string">
            <text:p>1 = Draw Textur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1</text:p>
          </table:table-cell>
          <table:table-cell table:style-name="ce7" office:value-type="string">
            <text:p>byte</text:p>
          </table:table-cell>
          <table:table-cell office:value-type="string">
            <text:p>1 = Draw Bounding Box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2</text:p>
          </table:table-cell>
          <table:table-cell table:style-name="ce7" office:value-type="string">
            <text:p>byte</text:p>
          </table:table-cell>
          <table:table-cell office:value-type="string">
            <text:p>1 = Draw Sprit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5</text:p>
          </table:table-cell>
          <table:table-cell table:style-name="ce7" office:value-type="string">
            <text:p>byte</text:p>
          </table:table-cell>
          <table:table-cell office:value-type="string">
            <text:p>1 = Draw VFX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6</text:p>
          </table:table-cell>
          <table:table-cell table:style-name="ce7" office:value-type="string">
            <text:p>byte</text:p>
          </table:table-cell>
          <table:table-cell office:value-type="string">
            <text:p>1 = Draw Shadows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>
            <text:p>+0x026D</text:p>
          </table:table-cell>
          <table:table-cell table:style-name="ce7"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0</text:p>
          </table:table-cell>
          <table:table-cell table:style-name="ce7"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4</text:p>
          </table:table-cell>
          <table:table-cell table:style-name="ce7"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8</text:p>
          </table:table-cell>
          <table:table-cell table:style-name="ce7"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C</text:p>
          </table:table-cell>
          <table:table-cell table:style-name="ce7" office:value-type="string">
            <text:p>float</text:p>
          </table:table-cell>
          <table:table-cell office:value-type="string">
            <text:p>Saturation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0</text:p>
          </table:table-cell>
          <table:table-cell table:style-name="ce7"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4</text:p>
          </table:table-cell>
          <table:table-cell table:style-name="ce7"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8</text:p>
          </table:table-cell>
          <table:table-cell table:style-name="ce7"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C</text:p>
          </table:table-cell>
          <table:table-cell table:style-name="ce7" office:value-type="string">
            <text:p>float</text:p>
          </table:table-cell>
          <table:table-cell office:value-type="string">
            <text:p>H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7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Release:</text:p>
          </table:table-cell>
          <table:table-cell table:style-name="ce11" office:value-type="string">
            <text:p>0x1378544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string">
            <text:p>long</text:p>
          </table:table-cell>
          <table:table-cell table:style-name="ce23" office:value-type="string">
            <text:p>Type of SOS Sign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float" office:value="0">
            <text:p>0</text:p>
          </table:table-cell>
          <table:table-cell table:style-name="ce23" office:value-type="string">
            <text:p>White Sign Soapston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float" office:value="1">
            <text:p>1</text:p>
          </table:table-cell>
          <table:table-cell table:style-name="ce23" office:value-type="string">
            <text:p>Cracked Red Eye Orb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float" office:value="2">
            <text:p>2</text:p>
          </table:table-cell>
          <table:table-cell table:style-name="ce23" office:value-type="string">
            <text:p>Red Sign Soapston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Release:</text:p>
          </table:table-cell>
          <table:table-cell table:style-name="ce11" office:value-type="string">
            <text:p>0x137CE04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string">
            <text:p>[ptr]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Network.Properties</text:p>
          </table:table-cell>
          <table:table-cell table:style-name="ce11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004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SOS Interval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008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SOS Num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00C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SOS FirstLevelRangeMax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7" office:value-type="string">
            <text:p>Release:</text:p>
          </table:table-cell>
          <table:table-cell table:style-name="ce24" office:value-type="string">
            <text:p>0x137E204</text:p>
          </table:table-cell>
          <table:table-cell office:value-type="string">
            <text:p>Darksouls.exe+F7E20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 office:value-type="string">
            <text:p>Debug: </text:p>
          </table:table-cell>
          <table:table-cell table:style-name="ce7" office:value-type="string">
            <text:p>0x13823C4</text:p>
          </table:table-cell>
          <table:table-cell office:value-type="string">
            <text:p>DarkSouls.exe+F823C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/>
          <table:table-cell table:style-name="ce24" office:value-type="string">
            <text:p>[ptr]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00</text:p>
          </table:table-cell>
          <table:table-cell table:style-name="ce24" office:value-type="string">
            <text:p>0x10</text:p>
          </table:table-cell>
          <table:table-cell office:value-type="string">
            <text:p>Steam I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2</text:p>
          </table:table-cell>
          <table:table-cell table:style-name="ce24" office:value-type="string">
            <text:p>byte</text:p>
          </table:table-cell>
          <table:table-cell office:value-type="string">
            <text:p>Area Number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3</text:p>
          </table:table-cell>
          <table:table-cell table:style-name="ce24" office:value-type="string">
            <text:p>byte</text:p>
          </table:table-cell>
          <table:table-cell office:value-type="string">
            <text:p>World Number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4</text:p>
          </table:table-cell>
          <table:table-cell table:style-name="ce24" office:value-type="string">
            <text:p>long</text:p>
          </table:table-cell>
          <table:table-cell office:value-type="string">
            <text:p>Area's MP I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8</text:p>
          </table:table-cell>
          <table:table-cell table:style-name="ce24" office:value-type="string">
            <text:p>float</text:p>
          </table:table-cell>
          <table:table-cell office:value-type="string">
            <text:p>Player X po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C</text:p>
          </table:table-cell>
          <table:table-cell table:style-name="ce24" office:value-type="string">
            <text:p>float</text:p>
          </table:table-cell>
          <table:table-cell office:value-type="string">
            <text:p>Player Y po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20</text:p>
          </table:table-cell>
          <table:table-cell table:style-name="ce24" office:value-type="string">
            <text:p>float</text:p>
          </table:table-cell>
          <table:table-cell office:value-type="string">
            <text:p>Player Z po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24</text:p>
          </table:table-cell>
          <table:table-cell table:style-name="ce24" office:value-type="string">
            <text:p>float</text:p>
          </table:table-cell>
          <table:table-cell office:value-type="string">
            <text:p>Player Facing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28</text:p>
          </table:table-cell>
          <table:table-cell table:style-name="ce24" office:value-type="string">
            <text:p>long</text:p>
          </table:table-cell>
          <table:table-cell office:value-type="string">
            <text:p>Phantom Type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30</text:p>
          </table:table-cell>
          <table:table-cell table:style-name="ce24" office:value-type="string">
            <text:p>long</text:p>
          </table:table-cell>
          <table:table-cell office:value-type="string">
            <text:p>Soul Level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E0</text:p>
          </table:table-cell>
          <table:table-cell table:style-name="ce24" office:value-type="string">
            <text:p>byte</text:p>
          </table:table-cell>
          <table:table-cell office:value-type="string">
            <text:p>MP Node Count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B68</text:p>
          </table:table-cell>
          <table:table-cell table:style-name="ce24" office:value-type="string">
            <text:p>byte</text:p>
          </table:table-cell>
          <table:table-cell office:value-type="string">
            <text:p>MP Enable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B69</text:p>
          </table:table-cell>
          <table:table-cell office:value-type="string">
            <text:p>byte</text:p>
          </table:table-cell>
          <table:table-cell table:style-name="ce7" office:value-type="string">
            <text:p>MP Channel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/>
          <table:table-cell/>
          <table:table-cell table:style-name="ce7" table:number-columns-repeated="2"/>
          <table:table-cell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table:style-name="ce7" office:value-type="string">
            <text:p>Darksouls.exe+F7D7D4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2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Event Flags</text:p>
          </table:table-cell>
          <table:table-cell table:number-columns-repeated="1023"/>
        </table:table-row>
        <table:table-row table:style-name="ro2">
          <table:table-cell office:value-type="string">
            <text:p>+0x0000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"/>
          <table:table-cell table:style-name="ce22" table:number-columns-repeated="1023"/>
        </table:table-row>
        <table:table-row table:style-name="ro2">
          <table:table-cell table:style-name="ce16" table:number-columns-repeated="2"/>
          <table:table-cell table:style-name="ce15"/>
          <table:table-cell table:style-name="ce16"/>
          <table:table-cell table:style-name="ce22" table:number-columns-repeated="1020"/>
        </table:table-row>
        <table:table-row table:style-name="ro2">
          <table:table-cell table:style-name="ce17" table:number-columns-repeated="2"/>
          <table:table-cell table:style-name="ce20"/>
          <table:table-cell table:style-name="ce17"/>
          <table:table-cell table:style-name="ce23" table:number-columns-repeated="1020"/>
        </table:table-row>
        <table:table-row table:style-name="ro2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2"/>
          <table:table-cell table:number-columns-repeated="1020"/>
        </table:table-row>
        <table:table-row table:style-name="ro2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2"/>
          <table:table-cell table:number-columns-repeated="1020"/>
        </table:table-row>
        <table:table-row table:style-name="ro2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2"/>
          <table:table-cell table:number-columns-repeated="1020"/>
        </table:table-row>
        <table:table-row table:style-name="ro2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style-name="ce7"/>
          <table:table-cell table:style-name="ce12"/>
          <table:table-cell table:number-columns-repeated="1020"/>
        </table:table-row>
        <table:table-row table:style-name="ro2">
          <table:table-cell/>
          <table:table-cell table:style-name="ce12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12"/>
          <table:table-cell table:style-name="ce13"/>
          <table:table-cell table:style-name="ce12"/>
          <table:table-cell table:number-columns-repeated="1020"/>
        </table:table-row>
        <table:table-row table:style-name="ro2" table:number-rows-repeated="2">
          <table:table-cell table:style-name="ce16" table:number-columns-repeated="2"/>
          <table:table-cell table:style-name="ce15"/>
          <table:table-cell table:style-name="ce16"/>
          <table:table-cell table:style-name="ce22" table:number-columns-repeated="1020"/>
        </table:table-row>
        <table:table-row table:style-name="ro2">
          <table:table-cell table:style-name="ce17" table:number-columns-repeated="2"/>
          <table:table-cell table:style-name="ce20"/>
          <table:table-cell table:style-name="ce17"/>
          <table:table-cell table:style-name="ce23" table:number-columns-repeated="1020"/>
        </table:table-row>
        <table:table-row table:style-name="ro2">
          <table:table-cell table:style-name="ce20" office:value-type="string">
            <text:p>Release:</text:p>
          </table:table-cell>
          <table:table-cell table:style-name="ce20" office:value-type="string">
            <text:p>0x13784E4</text:p>
          </table:table-cell>
          <table:table-cell table:style-name="ce20"/>
          <table:table-cell table:style-name="ce17"/>
          <table:table-cell table:style-name="ce23" table:number-columns-repeated="1020"/>
        </table:table-row>
        <table:table-row table:style-name="ro2">
          <table:table-cell table:style-name="ce21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2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2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2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2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2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2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20" office:value-type="string">
            <text:p>Release:</text:p>
          </table:table-cell>
          <table:table-cell table:style-name="ce25" office:value-type="string">
            <text:p>0x137D644</text:p>
          </table:table-cell>
          <table:table-cell table:style-name="ce20"/>
          <table:table-cell table:style-name="ce23" table:number-columns-repeated="1021"/>
        </table:table-row>
        <table:table-row table:style-name="ro2">
          <table:table-cell table:style-name="ce21" office:value-type="string">
            <text:p>Debug: </text:p>
          </table:table-cell>
          <table:table-cell office:value-type="string">
            <text:p>0x1381804</text:p>
          </table:table-cell>
          <table:table-cell table:style-name="ce13" office:value-type="string">
            <text:p>DarkSouls.exe+F81804</text:p>
          </table:table-cell>
          <table:table-cell table:number-columns-repeated="1021"/>
        </table:table-row>
        <table:table-row table:style-name="ro2">
          <table:table-cell table:style-name="ce7"/>
          <table:table-cell table:style-name="ce21" office:value-type="string">
            <text:p>[[[[ptr]+3c]+28]+14]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3" office:value-type="string">
            <text:p>c0000data2</text:p>
          </table:table-cell>
          <table:table-cell/>
          <table:table-cell table:style-name="ce7"/>
          <table:table-cell table:number-columns-repeated="1021"/>
        </table:table-row>
        <table:table-row table:style-name="ro2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3" office:value-type="string">
            <text:p>c0000 speed multipli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2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table:style-name="ce7" office:value-type="string">
            <text:p>DarkSouls.exe+F7C58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table:style-name="ce7" office:value-type="string">
            <text:p>Darksouls.exe+F7870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7"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13" office:value-type="string">
            <text:p>Game Stats</text:p>
          </table:table-cell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2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2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2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2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2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2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2">
          <table:table-cell table:style-name="ce14"/>
          <table:table-cell office:value-type="string">
            <text:p>[[[ptr]+4]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hardata1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office:value-type="string">
            <text:p>+0x0028</text:p>
          </table:table-cell>
          <table:table-cell office:value-type="string">
            <text:p>Pointer</text:p>
          </table:table-cell>
          <table:table-cell table:style-name="ce7" office:value-type="string">
            <text:p>[[ptr]+1c] = Pointer to charposdata</text:p>
          </table:table-cell>
          <table:table-cell table:number-columns-repeated="1021"/>
        </table:table-row>
        <table:table-row table:style-name="ro2">
          <table:table-cell office:value-type="string">
            <text:p>+0x0070</text:p>
          </table:table-cell>
          <table:table-cell table:style-name="ce7"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2">
          <table:table-cell office:value-type="string">
            <text:p>+0x0074</text:p>
          </table:table-cell>
          <table:table-cell table:style-name="ce7"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2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2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2">
          <table:table-cell office:value-type="string">
            <text:p>+0x02D4</text:p>
          </table:table-cell>
          <table:table-cell table:style-name="ce7" office:value-type="string">
            <text:p>long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2">
          <table:table-cell office:value-type="string">
            <text:p>+0x03C4</text:p>
          </table:table-cell>
          <table:table-cell table:style-name="ce7" office:value-type="string">
            <text:p>bitarray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2">
          <table:table-cell office:value-type="string">
            <text:p>+0x0414</text:p>
          </table:table-cell>
          <table:table-cell table:style-name="ce7"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16"/>
          <table:table-cell table:style-name="ce9"/>
          <table:table-cell table:style-name="ce22" table:number-columns-repeated="1022"/>
        </table:table-row>
        <table:table-row table:style-name="ro2">
          <table:table-cell table:style-name="ce16"/>
          <table:table-cell table:style-name="ce22" table:number-columns-repeated="1023"/>
        </table:table-row>
        <table:table-row table:style-name="ro2">
          <table:table-cell table:style-name="ce17"/>
          <table:table-cell table:style-name="ce23" table:number-columns-repeated="1023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2">
          <table:table-cell table:style-name="ce14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office:value-type="string">
            <text:p>+0x04</text:p>
          </table:table-cell>
          <table:table-cell table:style-name="ce7"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2">
          <table:table-cell office:value-type="string">
            <text:p>+0x10</text:p>
          </table:table-cell>
          <table:table-cell table:style-name="ce7"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2">
          <table:table-cell office:value-type="string">
            <text:p>+0x14</text:p>
          </table:table-cell>
          <table:table-cell table:style-name="ce7"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2">
          <table:table-cell office:value-type="string">
            <text:p>+0x18</text:p>
          </table:table-cell>
          <table:table-cell table:style-name="ce7"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16"/>
          <table:table-cell table:style-name="ce9"/>
          <table:table-cell table:style-name="ce22" table:number-columns-repeated="1022"/>
        </table:table-row>
        <table:table-row table:style-name="ro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20" office:value-type="string">
            <text:p>Release:</text:p>
          </table:table-cell>
          <table:table-cell table:style-name="ce23" office:value-type="string">
            <text:p>0x13784D3</text:p>
          </table:table-cell>
          <table:table-cell table:style-name="ce20" office:value-type="string">
            <text:p>Darksouls.exe+F784D3</text:p>
          </table:table-cell>
          <table:table-cell table:style-name="ce23" table:number-columns-repeated="1021"/>
        </table:table-row>
        <table:table-row table:style-name="ro2">
          <table:table-cell table:style-name="ce17"/>
          <table:table-cell table:style-name="ce23" office:value-type="string">
            <text:p>byte</text:p>
          </table:table-cell>
          <table:table-cell table:style-name="ce20" office:value-type="string">
            <text:p>Deal max damage on all hits</text:p>
          </table:table-cell>
          <table:table-cell table:style-name="ce23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table:style-name="ce7" office:value-type="string">
            <text:p>Darksouls.exe+F78700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table:style-name="ce7" office:value-type="string">
            <text:p>Darksouls.exe+F7C8C0</text:p>
          </table:table-cell>
          <table:table-cell table:number-columns-repeated="1021"/>
        </table:table-row>
        <table:table-row table:style-name="ro2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hardata2</text:p>
          </table:table-cell>
          <table:table-cell/>
          <table:table-cell table:style-name="ce7"/>
          <table:table-cell table:number-columns-repeated="1021"/>
        </table:table-row>
        <table:table-row table:style-name="ro2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2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2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2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2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2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2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2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2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2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2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2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2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2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2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2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2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Sunlight Medals Offered</text:p>
          </table:table-cell>
          <table:table-cell table:number-columns-repeated="1021"/>
        </table:table-row>
        <table:table-row table:style-name="ro2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2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2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2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2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2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22" table:number-columns-repeated="1024"/>
        </table:table-row>
        <table:table-row table:style-name="ro2">
          <table:table-cell table:style-name="ce23" table:number-columns-repeated="1024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2">
          <table:table-cell table:style-name="ce14"/>
          <table:table-cell office:value-type="string">
            <text:p>[[[[ptr]+4]]+28]</text:p>
          </table:table-cell>
          <table:table-cell table:number-columns-repeated="1022"/>
        </table:table-row>
        <table:table-row table:style-name="ro2">
          <table:table-cell table:style-name="ce14" office:value-type="string">
            <text:p>Chardata3</text:p>
          </table:table-cell>
          <table:table-cell table:number-columns-repeated="1023"/>
        </table:table-row>
        <table:table-row table:style-name="ro2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2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2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2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22" table:number-columns-repeated="1024"/>
        </table:table-row>
        <table:table-row table:style-name="ro2">
          <table:table-cell table:style-name="ce23" table:number-columns-repeated="1024"/>
        </table:table-row>
        <table:table-row table:style-name="ro2">
          <table:table-cell table:style-name="ce23" office:value-type="string">
            <text:p>Release:</text:p>
          </table:table-cell>
          <table:table-cell table:style-name="ce26" office:value-type="string">
            <text:p>0x137D648</text:p>
          </table:table-cell>
          <table:table-cell table:style-name="ce23" table:number-columns-repeated="1022"/>
        </table:table-row>
        <table:table-row table:style-name="ro2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2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2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16"/>
          <table:table-cell table:style-name="ce22" table:number-columns-repeated="1023"/>
        </table:table-row>
        <table:table-row table:style-name="ro2">
          <table:table-cell table:style-name="ce17"/>
          <table:table-cell table:style-name="ce23" table:number-columns-repeated="1023"/>
        </table:table-row>
        <table:table-row table:style-name="ro2">
          <table:table-cell table:style-name="ce20" office:value-type="string">
            <text:p>Release:</text:p>
          </table:table-cell>
          <table:table-cell table:style-name="ce23" office:value-type="string">
            <text:p>0x137DC70</text:p>
          </table:table-cell>
          <table:table-cell table:style-name="ce23" table:number-columns-repeated="1022"/>
        </table:table-row>
        <table:table-row table:style-name="ro2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2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2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16"/>
          <table:table-cell table:style-name="ce22"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3" office:value-type="string">
            <text:p>Release:</text:p>
          </table:table-cell>
          <table:table-cell table:style-name="ce12" office:value-type="string">
            <text:p>0x137f83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2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2" table:number-rows-repeated="10482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P Structs" table:style-name="ta1" table:print="false">
        <table:table-column table:style-name="co19" table:default-cell-style-name="ce1"/>
        <table:table-column table:style-name="co5" table:default-cell-style-name="ce1"/>
        <table:table-column table:style-name="co20" table:default-cell-style-name="ce1"/>
        <table:table-column table:style-name="co5" table:number-columns-repeated="1021" table:default-cell-style-name="ce1"/>
        <table:table-row table:style-name="ro2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ptr]</text:p>
          </table:table-cell>
          <table:table-cell table:style-name="ce4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2">
          <table:table-cell office:value-type="string">
            <text:p>SteamNodePtr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amNodeList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2">
          <table:table-cell table:style-name="ce28"/>
          <table:table-cell table:style-name="ce5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18" office:value-type="string">
            <text:p>NodeEntrie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2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amData2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data1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2">
          <table:table-cell table:style-name="ce28"/>
          <table:table-cell table:style-name="ce5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18" office:value-type="string">
            <text:p>Pdata2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2" table:number-rows-repeated="3">
          <table:table-cell table:style-name="ce4"/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s" table:style-name="ta1" table:print="false">
        <table:table-column table:style-name="co8" table:default-cell-style-name="ce1"/>
        <table:table-column table:style-name="co9" table:default-cell-style-name="ce18"/>
        <table:table-column table:style-name="co9" table:default-cell-style-name="ce1"/>
        <table:table-column table:style-name="co10" table:default-cell-style-name="ce1"/>
        <table:table-column table:style-name="co5" table:number-columns-repeated="1020" table:default-cell-style-name="ce1"/>
        <table:table-row table:style-name="ro2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2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2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2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2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2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2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2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2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2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2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2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2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2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2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2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2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2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2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2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2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2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2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2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2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2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2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2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2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2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2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2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2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2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2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2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2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2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2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2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2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2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2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2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2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2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2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2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2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2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2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2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2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2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2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2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2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2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2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2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2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2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2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2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2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2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2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2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2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2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2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2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2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2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2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2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2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2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2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2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2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2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2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2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2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2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2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2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2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2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2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2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2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2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2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2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2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2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2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2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2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2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2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2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2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2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2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2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2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2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2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2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2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2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2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2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2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2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2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2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2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2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2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2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2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2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2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2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2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2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2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2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2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2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2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2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2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2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2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2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2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2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2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2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2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2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2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2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2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2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2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2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2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2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2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2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2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2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2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2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2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2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2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2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2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2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2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2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2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2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2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2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2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2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2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2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2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2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2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2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2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2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2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2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2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2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2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2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2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2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2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2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2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2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2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2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2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2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2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2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2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2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2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2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2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2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2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2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2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2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2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2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2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2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2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2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2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2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2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2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2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2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2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2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2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2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2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2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2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2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2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2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2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2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2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2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2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2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2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2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2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2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2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2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2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2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2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2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2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2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2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2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2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2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2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2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2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2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2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2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2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2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2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2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2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2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2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2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2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2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2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2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2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2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2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2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2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2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2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2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2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2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2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2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2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2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2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2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2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2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2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2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2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2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2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2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2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2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2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2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2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2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2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2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2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2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2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2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2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2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2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2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2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2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2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2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2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2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2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2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2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2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2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2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2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2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2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2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2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2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2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2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2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2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2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2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2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2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2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2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2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2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2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2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2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2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2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2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2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2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2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2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2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2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2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2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2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2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2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2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Darkroot Garden(bonfire): 12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Oolacile Sanctuary: 121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Oolacile Township: 12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Sanctuary Garden: 1212963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Catacombs(1st bonfire): 13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The Catacombs-Lower Levels (Nito): 131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Tomb of Giants (deeper): 131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sh Lake (Bonfire): 132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Great Hollow (bonfire at top): 132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Quelaag's Domain(Daughter of Chaos): 14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Blighttown (Swamp Bonfire): 14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Bed Of Chaos (lord bonfire) : 141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Lost Izalith (2nd bonfire): 141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emon's ruin (bonfire): 14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emon's ruin (2nd Bonfire) : 1412963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Lost Izalith (Bonfire) : 1412964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Bridge to Sen's Fortress: 15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Sen's Fortress (Bonfire): 15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nor Londo - Castle Interior 2F(Bonfire): 151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nor Londo - Exterior(2nd Bonfire):15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arkmoon Tomb: 15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byss (Bonfire): 160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arkroot - Basin (Bonfire): 16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Crystal Cave: 170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ukes Archives: 17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uke's Archives(Bonfire):170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Undead Asylum(2nd bonfire): 1812961 </text:p>
          </table:table-cell>
          <table:table-cell table:number-columns-repeated="1020"/>
        </table:table-row>
        <table:table-row table:style-name="ro5" table:number-rows-repeated="104816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E code" table:style-name="ta1" table:print="false">
        <table:table-column table:style-name="co11" table:default-cell-style-name="Default"/>
        <table:table-row table:style-name="ro2">
          <table:table-cell office:value-type="string">
            <text:p>[enable]</text:p>
          </table:table-cell>
        </table:table-row>
        <table:table-row table:style-name="ro2">
          <table:table-cell office:value-type="string">
            <text:p>alloc(MyCode,1024)</text:p>
          </table:table-cell>
        </table:table-row>
        <table:table-row table:style-name="ro2">
          <table:table-cell office:value-type="string">
            <text:p>CreateThread(MyCode)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Code: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push ebp</text:p>
          </table:table-cell>
        </table:table-row>
        <table:table-row table:style-name="ro2">
          <table:table-cell office:value-type="string">
            <text:p>mov ebp, esp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mov eax,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64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271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all 0xd61d10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mov esp, ebp</text:p>
          </table:table-cell>
        </table:table-row>
        <table:table-row table:style-name="ro2">
          <table:table-cell office:value-type="string">
            <text:p>pop ebp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ret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[disable]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dealloc(MyCode)</text:p>
          </table:table-cell>
        </table:table-row>
        <table:table-row table:style-name="ro2" table:number-rows-repeated="4">
          <table:table-cell/>
        </table:table-row>
        <table:table-row table:style-name="ro2">
          <table:table-cell office:value-type="string">
            <text:p>--------------</text:p>
          </table:table-cell>
        </table:table-row>
        <table:table-row table:style-name="ro2">
          <table:table-cell office:value-type="string">
            <text:p>[enable]</text:p>
          </table:table-cell>
        </table:table-row>
        <table:table-row table:style-name="ro2">
          <table:table-cell office:value-type="string">
            <text:p>alloc(MyCode,1024)</text:p>
          </table:table-cell>
        </table:table-row>
        <table:table-row table:style-name="ro2">
          <table:table-cell office:value-type="string">
            <text:p>CreateThread(MyCode)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Code: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push ebp</text:p>
          </table:table-cell>
        </table:table-row>
        <table:table-row table:style-name="ro2">
          <table:table-cell office:value-type="string">
            <text:p>mov ebp, esp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mov ecx, 12cecf80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all 0xd7b790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mov esp, ebp</text:p>
          </table:table-cell>
        </table:table-row>
        <table:table-row table:style-name="ro2">
          <table:table-cell office:value-type="string">
            <text:p>pop ebp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ret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[disable]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25" table:default-cell-style-name="ce1"/>
        <table:table-column table:style-name="co5" table:number-columns-repeated="1023" table:default-cell-style-name="ce1"/>
        <table:table-row table:style-name="ro2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2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1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---------</text:p>
          </table:table-cell>
          <table:table-cell table:number-columns-repeated="1023"/>
        </table:table-row>
        <table:table-row table:style-name="ro2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2">
          <table:table-cell office:value-type="string">
            <text:p>push 01</text:p>
          </table:table-cell>
          <table:table-cell table:number-columns-repeated="1023"/>
        </table:table-row>
        <table:table-row table:style-name="ro2">
          <table:table-cell office:value-type="string">
            <text:p>push 12cecf80</text:p>
          </table:table-cell>
          <table:table-cell table:number-columns-repeated="1023"/>
        </table:table-row>
        <table:table-row table:style-name="ro2">
          <table:table-cell office:value-type="string">
            <text:p>mov esi,12cecf80</text:p>
          </table:table-cell>
          <table:table-cell table:number-columns-repeated="1023"/>
        </table:table-row>
        <table:table-row table:style-name="ro2">
          <table:table-cell office:value-type="string">
            <text:p>mov edi,12ceca20</text:p>
          </table:table-cell>
          <table:table-cell table:number-columns-repeated="1023"/>
        </table:table-row>
        <table:table-row table:style-name="ro2">
          <table:table-cell office:value-type="string">
            <text:p>mov ecx,12b955c0</text:p>
          </table:table-cell>
          <table:table-cell table:number-columns-repeated="1023"/>
        </table:table-row>
        <table:table-row table:style-name="ro2">
          <table:table-cell office:value-type="string">
            <text:p>call d7eab0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amNamedNode" table:style-name="ta1" table:print="false">
        <table:table-column table:style-name="co13" table:default-cell-style-name="ce1"/>
        <table:table-column table:style-name="co14" table:default-cell-style-name="ce1"/>
        <table:table-column table:style-name="co5" table:number-columns-repeated="1021" table:default-cell-style-name="ce1"/>
        <table:table-row table:style-name="ro2">
          <table:table-cell table:style-name="ce18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push eax</text:p>
          </table:table-cell>
          <table:table-cell table:style-name="ce18"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ax, ebx</text:p>
          </table:table-cell>
          <table:table-cell table:style-name="ce18" office:value-type="string">
            <text:p>8b c3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stackPassed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ptrFail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ptrSuccess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push eax</text:p>
          </table:table-cell>
          <table:table-cell table:style-name="ce18"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loopStart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inc eax</text:p>
          </table:table-cell>
          <table:table-cell table:style-name="ce18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inc ebx</text:p>
          </table:table-cell>
          <table:table-cell table:style-name="ce18" office:value-type="float" office:value="43">
            <text:p>43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inc edi</text:p>
          </table:table-cell>
          <table:table-cell table:style-name="ce18" office:value-type="float" office:value="47">
            <text:p>47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loopExit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pop eax</text:p>
          </table:table-cell>
          <table:table-cell table:style-name="ce18" office:value-type="float" office:value="58">
            <text:p>58</text:p>
          </table:table-cell>
          <table:table-cell table:number-columns-repeated="1021"/>
        </table:table-row>
        <table:table-row table:style-name="ro2">
          <table:table-cell table:style-name="ce18" table:number-columns-repeated="2"/>
          <table:table-cell table:number-columns-repeated="1021"/>
        </table:table-row>
        <table:table-row table:style-name="ro2">
          <table:table-cell table:style-name="ce18" office:value-type="string">
            <text:p>codeSkip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pop eax</text:p>
          </table:table-cell>
          <table:table-cell table:style-name="ce18" office:value-type="float" office:value="58">
            <text:p>58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push esi</text:p>
          </table:table-cell>
          <table:table-cell table:style-name="ce18" office:value-type="float" office:value="56">
            <text:p>56</text:p>
          </table:table-cell>
          <table:table-cell table:number-columns-repeated="1021"/>
        </table:table-row>
        <table:table-row table:style-name="ro2" table:number-rows-repeated="324">
          <table:table-cell table:style-name="ce18"/>
          <table:table-cell table:number-columns-repeated="1022"/>
        </table:table-row>
        <table:table-row table:style-name="ro2" table:number-rows-repeated="104819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deDataASM" table:style-name="ta1" table:print="false">
        <table:table-column table:style-name="co21" table:default-cell-style-name="ce1"/>
        <table:table-column table:style-name="co22" table:default-cell-style-name="ce1"/>
        <table:table-column table:style-name="co5" table:number-columns-repeated="1022" table:default-cell-style-name="ce1"/>
        <table:table-row table:style-name="ro2">
          <table:table-cell office:value-type="string">
            <text:p>(00BE637E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yCode:</text:p>
          </table:table-cell>
          <table:table-cell table:number-columns-repeated="1023"/>
        </table:table-row>
        <table:table-row table:style-name="ro8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8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8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8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8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8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8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8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8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8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artLoop:</text:p>
          </table:table-cell>
          <table:table-cell table:number-columns-repeated="1023"/>
        </table:table-row>
        <table:table-row table:style-name="ro8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8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8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mpLoop:</text:p>
          </table:table-cell>
          <table:table-cell table:number-columns-repeated="1023"/>
        </table:table-row>
        <table:table-row table:style-name="ro8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8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8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8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8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8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8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8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8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8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8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8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8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FailCmpLoop:</text:p>
          </table:table-cell>
          <table:table-cell table:number-columns-repeated="1023"/>
        </table:table-row>
        <table:table-row table:style-name="ro8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8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8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8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8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opyLoop:</text:p>
          </table:table-cell>
          <table:table-cell table:number-columns-repeated="1023"/>
        </table:table-row>
        <table:table-row table:style-name="ro8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8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8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8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8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8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8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8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ExitLoop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8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8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8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8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8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8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8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8" table:number-rows-repeated="1048504">
          <table:table-cell table:number-columns-repeated="1024"/>
        </table:table-row>
        <table:table-row table:style-name="ro8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2016-04-07</text:date>, <text:time>23:0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4-07T23:05:58.90</dc:date>
    <meta:editing-duration>P5DT21H15M27S</meta:editing-duration>
    <meta:editing-cycles>374</meta:editing-cycles>
    <meta:generator>OpenOffice/4.1.2$Win32 OpenOffice.org_project/412m3$Build-9782</meta:generator>
    <meta:document-statistic meta:table-count="7" meta:cell-count="2113" meta:object-count="0"/>
  </office:meta>
</office:document-meta>
</file>